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50%"/>
    </style:style>
    <style:style style:name="P2" style:parent-style-name="Standard" style:family="paragraph">
      <style:paragraph-properties fo:line-height="150%"/>
    </style:style>
    <style:style style:name="P3" style:parent-style-name="Standard" style:family="paragraph">
      <style:paragraph-properties fo:text-align="center" fo:line-height="150%"/>
    </style:style>
    <style:style style:name="P4" style:parent-style-name="Standard" style:family="paragraph">
      <style:paragraph-properties fo:text-align="center" fo:line-height="150%"/>
    </style:style>
    <style:style style:name="P5" style:parent-style-name="Standard" style:family="paragraph">
      <style:paragraph-properties fo:text-align="center" fo:line-height="150%"/>
    </style:style>
    <style:style style:name="P6" style:parent-style-name="Standard" style:family="paragraph">
      <style:paragraph-properties fo:line-height="150%"/>
    </style:style>
    <style:style style:name="P7" style:parent-style-name="Standard" style:family="paragraph">
      <style:paragraph-properties fo:text-align="justify" fo:line-height="150%"/>
    </style:style>
    <style:style style:name="T8" style:parent-style-name="Domyślnaczcionkaakapitu" style:family="text">
      <style:text-properties fo:font-style="italic" style:font-style-asian="italic" style:font-style-complex="italic"/>
    </style:style>
    <style:style style:name="T9" style:parent-style-name="Domyślnaczcionkaakapitu" style:family="text">
      <style:text-properties fo:font-style="italic" style:font-style-asian="italic" style:font-style-complex="italic"/>
    </style:style>
    <style:style style:name="T10" style:parent-style-name="Domyślnaczcionkaakapitu" style:family="text">
      <style:text-properties fo:background-color="#FFFF00"/>
    </style:style>
    <style:style style:name="T11" style:parent-style-name="Domyślnaczcionkaakapitu" style:family="text">
      <style:text-properties fo:background-color="#FFFF00"/>
    </style:style>
    <style:style style:name="P12" style:parent-style-name="Standard" style:family="paragraph">
      <style:paragraph-properties fo:text-align="justify" fo:line-height="150%"/>
    </style:style>
    <style:style style:name="T13" style:parent-style-name="Domyślnaczcionkaakapitu" style:family="text">
      <style:text-properties fo:font-style="italic" style:font-style-asian="italic" style:font-style-complex="italic" fo:background-color="#FFFF00"/>
    </style:style>
    <style:style style:name="T14" style:parent-style-name="Domyślnaczcionkaakapitu" style:family="text">
      <style:text-properties fo:background-color="#FFFF00"/>
    </style:style>
    <style:style style:name="T15" style:parent-style-name="Domyślnaczcionkaakapitu" style:family="text">
      <style:text-properties fo:background-color="#FFFF00"/>
    </style:style>
    <style:style style:name="P16" style:parent-style-name="Standard" style:family="paragraph">
      <style:paragraph-properties fo:text-align="justify" fo:line-height="150%"/>
    </style:style>
    <style:style style:name="T17" style:parent-style-name="Domyślnaczcionkaakapitu" style:family="text">
      <style:text-properties fo:background-color="#FFFF00"/>
    </style:style>
    <style:style style:name="T18" style:parent-style-name="Domyślnaczcionkaakapitu" style:family="text">
      <style:text-properties fo:background-color="#FFFF00"/>
    </style:style>
    <style:style style:name="T19" style:parent-style-name="Domyślnaczcionkaakapitu" style:family="text">
      <style:text-properties fo:background-color="#FFFF00"/>
    </style:style>
    <style:style style:name="T20" style:parent-style-name="Domyślnaczcionkaakapitu" style:family="text">
      <style:text-properties fo:background-color="#FFFF00"/>
    </style:style>
    <style:style style:name="T21" style:parent-style-name="Domyślnaczcionkaakapitu" style:family="text">
      <style:text-properties fo:background-color="#FFFF00"/>
    </style:style>
    <style:style style:name="T22" style:parent-style-name="Domyślnaczcionkaakapitu" style:family="text">
      <style:text-properties fo:background-color="#FFFF00"/>
    </style:style>
    <style:style style:name="T23" style:parent-style-name="Domyślnaczcionkaakapitu" style:family="text">
      <style:text-properties fo:background-color="#FFFF00"/>
    </style:style>
    <style:style style:name="T24" style:parent-style-name="Domyślnaczcionkaakapitu" style:family="text">
      <style:text-properties fo:background-color="#FFFF00"/>
    </style:style>
    <style:style style:name="T25" style:parent-style-name="Domyślnaczcionkaakapitu" style:family="text">
      <style:text-properties fo:background-color="#FFFF00"/>
    </style:style>
    <style:style style:name="T26" style:parent-style-name="Domyślnaczcionkaakapitu" style:family="text">
      <style:text-properties fo:font-style="italic" style:font-style-asian="italic" style:font-style-complex="italic"/>
    </style:style>
    <style:style style:name="T27" style:parent-style-name="Domyślnaczcionkaakapitu" style:family="text">
      <style:text-properties fo:background-color="#FFFF00"/>
    </style:style>
    <style:style style:name="T28" style:parent-style-name="Domyślnaczcionkaakapitu" style:family="text">
      <style:text-properties fo:background-color="#FFFF00"/>
    </style:style>
    <style:style style:name="T29" style:parent-style-name="Domyślnaczcionkaakapitu" style:family="text">
      <style:text-properties fo:background-color="#FFFF00"/>
    </style:style>
    <style:style style:name="T30" style:parent-style-name="Domyślnaczcionkaakapitu" style:family="text">
      <style:text-properties fo:background-color="#FFFF00"/>
    </style:style>
    <style:style style:name="T31" style:parent-style-name="Domyślnaczcionkaakapitu" style:family="text">
      <style:text-properties fo:background-color="#FFFF00"/>
    </style:style>
    <style:style style:name="T32" style:parent-style-name="Domyślnaczcionkaakapitu" style:family="text">
      <style:text-properties fo:background-color="#FFFF00"/>
    </style:style>
    <style:style style:name="T33" style:parent-style-name="Domyślnaczcionkaakapitu" style:family="text">
      <style:text-properties fo:background-color="#FFFF00"/>
    </style:style>
    <style:style style:name="T34" style:parent-style-name="Domyślnaczcionkaakapitu" style:family="text">
      <style:text-properties fo:background-color="#FFFF00"/>
    </style:style>
    <style:style style:name="T35" style:parent-style-name="Domyślnaczcionkaakapitu" style:family="text">
      <style:text-properties fo:background-color="#FFFF00"/>
    </style:style>
    <style:style style:name="T36" style:parent-style-name="Domyślnaczcionkaakapitu" style:family="text">
      <style:text-properties fo:background-color="#FFFF00"/>
    </style:style>
    <style:style style:name="P37" style:parent-style-name="Standard" style:family="paragraph">
      <style:paragraph-properties fo:text-align="justify" fo:line-height="150%"/>
    </style:style>
    <style:style style:name="T38" style:parent-style-name="Domyślnaczcionkaakapitu" style:family="text">
      <style:text-properties fo:background-color="#FFFF00"/>
    </style:style>
    <style:style style:name="T39" style:parent-style-name="Domyślnaczcionkaakapitu" style:family="text">
      <style:text-properties fo:background-color="#FFFF00"/>
    </style:style>
    <style:style style:name="T40" style:parent-style-name="Domyślnaczcionkaakapitu" style:family="text">
      <style:text-properties fo:background-color="#FFFF00"/>
    </style:style>
    <style:style style:name="P41" style:parent-style-name="Standard" style:family="paragraph">
      <style:paragraph-properties fo:text-align="justify" fo:line-height="150%"/>
    </style:style>
    <style:style style:name="T42" style:parent-style-name="Domyślnaczcionkaakapitu" style:family="text">
      <style:text-properties fo:background-color="#FFFF00"/>
    </style:style>
    <style:style style:name="T43" style:parent-style-name="Domyślnaczcionkaakapitu" style:family="text">
      <style:text-properties fo:background-color="#FFFF00"/>
    </style:style>
    <style:style style:name="T44" style:parent-style-name="Domyślnaczcionkaakapitu" style:family="text">
      <style:text-properties fo:background-color="#FFFF00"/>
    </style:style>
    <style:style style:name="T45" style:parent-style-name="Domyślnaczcionkaakapitu" style:family="text">
      <style:text-properties fo:background-color="#FFFF00"/>
    </style:style>
    <style:style style:name="T46" style:parent-style-name="Domyślnaczcionkaakapitu" style:family="text">
      <style:text-properties fo:background-color="#FFFF00"/>
    </style:style>
    <style:style style:name="T47" style:parent-style-name="Domyślnaczcionkaakapitu" style:family="text">
      <style:text-properties fo:background-color="#FFFF00"/>
    </style:style>
    <style:style style:name="T48" style:parent-style-name="Domyślnaczcionkaakapitu" style:family="text">
      <style:text-properties fo:background-color="#FFFF00"/>
    </style:style>
    <style:style style:name="T49" style:parent-style-name="Domyślnaczcionkaakapitu" style:family="text">
      <style:text-properties fo:background-color="#FFFF00"/>
    </style:style>
    <style:style style:name="T50" style:parent-style-name="Domyślnaczcionkaakapitu" style:family="text">
      <style:text-properties fo:background-color="#FFFF00"/>
    </style:style>
    <style:style style:name="T51" style:parent-style-name="Domyślnaczcionkaakapitu" style:family="text">
      <style:text-properties fo:background-color="#FFFF00"/>
    </style:style>
    <style:style style:name="T52" style:parent-style-name="Domyślnaczcionkaakapitu" style:family="text">
      <style:text-properties fo:background-color="#FFFF00"/>
    </style:style>
    <style:style style:name="T53" style:parent-style-name="Domyślnaczcionkaakapitu" style:family="text">
      <style:text-properties fo:background-color="#FFFF00"/>
    </style:style>
    <style:style style:name="T54" style:parent-style-name="Domyślnaczcionkaakapitu" style:family="text">
      <style:text-properties fo:background-color="#FFFF00"/>
    </style:style>
    <style:style style:name="P55" style:parent-style-name="Standard" style:family="paragraph">
      <style:paragraph-properties fo:text-align="justify" fo:line-height="150%"/>
    </style:style>
    <style:style style:name="T56" style:parent-style-name="Domyślnaczcionkaakapitu" style:family="text">
      <style:text-properties fo:background-color="#FFFF00"/>
    </style:style>
    <style:style style:name="T57" style:parent-style-name="Domyślnaczcionkaakapitu" style:family="text">
      <style:text-properties fo:background-color="#FFFF00"/>
    </style:style>
    <style:style style:name="T58" style:parent-style-name="Domyślnaczcionkaakapitu" style:family="text">
      <style:text-properties fo:background-color="#FFFF00"/>
    </style:style>
    <style:style style:name="T59" style:parent-style-name="Domyślnaczcionkaakapitu" style:family="text">
      <style:text-properties fo:background-color="#FFFF00"/>
    </style:style>
    <style:style style:name="T60" style:parent-style-name="Domyślnaczcionkaakapitu" style:family="text">
      <style:text-properties fo:background-color="#FFFF00"/>
    </style:style>
    <style:style style:name="P61" style:parent-style-name="Standard" style:family="paragraph">
      <style:paragraph-properties fo:text-align="justify" fo:line-height="150%"/>
    </style:style>
    <style:style style:name="P62" style:parent-style-name="Standard" style:family="paragraph">
      <style:paragraph-properties fo:text-align="justify" fo:line-height="150%" fo:margin-left="0.3854in" fo:margin-right="0.427in">
        <style:tab-stops/>
      </style:paragraph-properties>
    </style:style>
    <style:style style:name="T63" style:parent-style-name="Domyślnaczcionkaakapitu" style:family="text">
      <style:text-properties fo:font-size="10pt" style:font-size-asian="10pt" style:font-size-complex="10pt"/>
    </style:style>
    <style:style style:name="T64" style:parent-style-name="Domyślnaczcionkaakapitu" style:family="text">
      <style:text-properties fo:font-size="10pt" style:font-size-asian="10pt" style:font-size-complex="10pt"/>
    </style:style>
    <style:style style:name="T65" style:parent-style-name="Domyślnaczcionkaakapitu" style:family="text">
      <style:text-properties fo:font-size="10pt" style:font-size-asian="10pt" style:font-size-complex="10pt"/>
    </style:style>
    <style:style style:name="T66" style:parent-style-name="Odwołanieprzypisudolnego" style:family="text">
      <style:text-properties fo:font-size="10pt" style:font-size-asian="10pt" style:font-size-complex="10pt"/>
    </style:style>
    <style:style style:name="T67" style:parent-style-name="Domyślnaczcionkaakapitu" style:family="text">
      <style:text-properties fo:font-size="10pt" style:font-size-asian="10pt" style:font-size-complex="10pt"/>
    </style:style>
    <style:style style:name="P68" style:parent-style-name="Standard" style:family="paragraph">
      <style:paragraph-properties fo:text-align="justify" fo:line-height="150%" fo:margin-left="0.3854in" fo:margin-right="0.427in">
        <style:tab-stops/>
      </style:paragraph-properties>
    </style:style>
    <style:style style:name="P69" style:parent-style-name="Standard" style:family="paragraph">
      <style:paragraph-properties fo:text-align="justify" fo:line-height="150%" fo:margin-right="0.0104in">
        <style:tab-stops>
          <style:tab-stop style:type="left" style:position="0in"/>
        </style:tab-stops>
      </style:paragraph-properties>
    </style:style>
    <style:style style:name="T70" style:parent-style-name="Domyślnaczcionkaakapitu" style:family="text">
      <style:text-properties fo:background-color="#FFFF00"/>
    </style:style>
    <style:style style:name="T71" style:parent-style-name="Domyślnaczcionkaakapitu" style:family="text">
      <style:text-properties fo:background-color="#FFFF00"/>
    </style:style>
    <style:style style:name="T72" style:parent-style-name="Domyślnaczcionkaakapitu" style:family="text">
      <style:text-properties fo:background-color="#FFFF00"/>
    </style:style>
    <style:style style:name="T73" style:parent-style-name="Domyślnaczcionkaakapitu" style:family="text">
      <style:text-properties fo:background-color="#FFFF00"/>
    </style:style>
    <style:style style:name="T74" style:parent-style-name="Domyślnaczcionkaakapitu" style:family="text">
      <style:text-properties fo:background-color="#FFFF00"/>
    </style:style>
    <style:style style:name="T75" style:parent-style-name="Domyślnaczcionkaakapitu" style:family="text">
      <style:text-properties fo:background-color="#FFFF00"/>
    </style:style>
    <style:style style:name="P76" style:parent-style-name="Standard" style:family="paragraph">
      <style:paragraph-properties fo:text-align="justify" fo:line-height="150%" fo:margin-right="0.0104in">
        <style:tab-stops>
          <style:tab-stop style:type="left" style:position="0in"/>
        </style:tab-stops>
      </style:paragraph-properties>
    </style:style>
    <style:style style:name="T77" style:parent-style-name="Domyślnaczcionkaakapitu" style:family="text">
      <style:text-properties fo:background-color="#FFFF00"/>
    </style:style>
    <style:style style:name="T78" style:parent-style-name="Domyślnaczcionkaakapitu" style:family="text">
      <style:text-properties fo:background-color="#FFFF00"/>
    </style:style>
    <style:style style:name="T79" style:parent-style-name="Domyślnaczcionkaakapitu" style:family="text">
      <style:text-properties fo:background-color="#FFFF00"/>
    </style:style>
    <style:style style:name="T80" style:parent-style-name="Domyślnaczcionkaakapitu" style:family="text">
      <style:text-properties fo:background-color="#FFFF00"/>
    </style:style>
    <style:style style:name="P81" style:parent-style-name="Standard" style:family="paragraph">
      <style:paragraph-properties fo:text-align="justify" fo:line-height="150%"/>
    </style:style>
    <style:style style:name="T82" style:parent-style-name="Domyślnaczcionkaakapitu" style:family="text">
      <style:text-properties fo:background-color="#FFFF00"/>
    </style:style>
    <style:style style:name="P83" style:parent-style-name="Standard" style:family="paragraph">
      <style:paragraph-properties fo:text-align="justify" fo:line-height="150%"/>
    </style:style>
    <style:style style:name="P84" style:parent-style-name="Standard" style:family="paragraph">
      <style:paragraph-properties fo:text-align="justify" fo:line-height="150%" fo:margin-left="0.3854in" fo:margin-right="0.427in">
        <style:tab-stops/>
      </style:paragraph-properties>
    </style:style>
    <style:style style:name="T85" style:parent-style-name="Domyślnaczcionkaakapitu" style:family="text">
      <style:text-properties fo:font-size="11pt" style:font-size-asian="11pt" style:font-size-complex="11pt"/>
    </style:style>
    <style:style style:name="T86" style:parent-style-name="Domyślnaczcionkaakapitu" style:family="text">
      <style:text-properties fo:font-size="11pt" style:font-size-asian="11pt" style:font-size-complex="11pt"/>
    </style:style>
    <style:style style:name="T87" style:parent-style-name="Odwołanieprzypisudolnego" style:family="text">
      <style:text-properties fo:font-size="11pt" style:font-size-asian="11pt" style:font-size-complex="11pt"/>
    </style:style>
    <style:style style:name="T88" style:parent-style-name="Domyślnaczcionkaakapitu" style:family="text">
      <style:text-properties fo:font-size="11pt" style:font-size-asian="11pt" style:font-size-complex="11pt"/>
    </style:style>
    <style:style style:name="P89" style:parent-style-name="Standard" style:family="paragraph">
      <style:paragraph-properties fo:text-align="justify" fo:line-height="150%" fo:margin-left="0.3854in" fo:margin-right="0.427in">
        <style:tab-stops/>
      </style:paragraph-properties>
    </style:style>
    <style:style style:name="P90" style:parent-style-name="Standard" style:family="paragraph">
      <style:paragraph-properties fo:text-align="justify" fo:line-height="150%" fo:margin-right="0.0104in"/>
    </style:style>
    <style:style style:name="T91" style:parent-style-name="Domyślnaczcionkaakapitu" style:family="text">
      <style:text-properties fo:background-color="#FFFF00"/>
    </style:style>
    <style:style style:name="T92" style:parent-style-name="Domyślnaczcionkaakapitu" style:family="text">
      <style:text-properties fo:background-color="#FFFF00"/>
    </style:style>
    <style:style style:name="T93" style:parent-style-name="Domyślnaczcionkaakapitu" style:family="text">
      <style:text-properties fo:background-color="#FFFF00"/>
    </style:style>
    <style:style style:name="T94" style:parent-style-name="Domyślnaczcionkaakapitu" style:family="text">
      <style:text-properties fo:background-color="#FFFF00"/>
    </style:style>
    <style:style style:name="T95" style:parent-style-name="Domyślnaczcionkaakapitu" style:family="text">
      <style:text-properties fo:background-color="#FFFF00"/>
    </style:style>
    <style:style style:name="P96" style:parent-style-name="Standard" style:family="paragraph">
      <style:paragraph-properties fo:text-align="justify" fo:line-height="150%" fo:margin-right="0.0104in"/>
    </style:style>
    <style:style style:name="T97" style:parent-style-name="Domyślnaczcionkaakapitu" style:family="text">
      <style:text-properties fo:background-color="#FFFF00"/>
    </style:style>
    <style:style style:name="P98" style:parent-style-name="Standard" style:family="paragraph">
      <style:paragraph-properties fo:text-align="justify" fo:line-height="150%" fo:margin-right="0.0104in"/>
    </style:style>
    <style:style style:name="P99" style:parent-style-name="Standard" style:family="paragraph">
      <style:paragraph-properties fo:text-align="justify" fo:line-height="150%" fo:margin-right="0.0104in"/>
    </style:style>
    <style:style style:name="P100" style:parent-style-name="Standard" style:family="paragraph">
      <style:paragraph-properties fo:text-align="justify" fo:line-height="150%" fo:margin-left="0.3854in" fo:margin-right="0.427in">
        <style:tab-stops/>
      </style:paragraph-properties>
    </style:style>
    <style:style style:name="T101" style:parent-style-name="Domyślnaczcionkaakapitu" style:family="text">
      <style:text-properties fo:font-size="11pt" style:font-size-asian="11pt" style:font-size-complex="11pt"/>
    </style:style>
    <style:style style:name="T102" style:parent-style-name="Domyślnaczcionkaakapitu" style:family="text">
      <style:text-properties fo:font-size="11pt" style:font-size-asian="11pt" style:font-size-complex="11pt"/>
    </style:style>
    <style:style style:name="T103" style:parent-style-name="Domyślnaczcionkaakapitu" style:family="text">
      <style:text-properties fo:font-size="11pt" style:font-size-asian="11pt" style:font-size-complex="11pt"/>
    </style:style>
    <style:style style:name="T104" style:parent-style-name="Domyślnaczcionkaakapitu" style:family="text">
      <style:text-properties fo:font-size="11pt" style:font-size-asian="11pt" style:font-size-complex="11pt"/>
    </style:style>
    <style:style style:name="T105" style:parent-style-name="Odwołanieprzypisudolnego" style:family="text">
      <style:text-properties fo:font-size="11pt" style:font-size-asian="11pt" style:font-size-complex="11pt"/>
    </style:style>
    <style:style style:name="T106" style:parent-style-name="Domyślnaczcionkaakapitu" style:family="text">
      <style:text-properties fo:font-size="11pt" style:font-size-asian="11pt" style:font-size-complex="11pt"/>
    </style:style>
    <style:style style:name="P107" style:parent-style-name="Standard" style:family="paragraph">
      <style:paragraph-properties fo:text-align="justify" fo:line-height="150%"/>
    </style:style>
    <style:style style:name="P108" style:parent-style-name="Standard" style:family="paragraph">
      <style:paragraph-properties fo:text-align="justify" fo:line-height="150%"/>
    </style:style>
  </office:automatic-styles>
  <office:body>
    <office:text text:use-soft-page-breaks="true">
      <text:p text:style-name="P1">Monika Nowak</text:p>
      <text:p text:style-name="P2"/>
      <text:p text:style-name="P3"/>
      <text:p text:style-name="P4">O ludzkich rzeczach -<text:s/>myślnik<text:s/>mocno i bez patosu</text:p>
      <text:p text:style-name="P5"/>
      <text:p text:style-name="P6"/>
      <text:p text:style-name="P7"><text:tab/>W roku 2013 nakładem wydawnictwa WAB wyszła debiutancka powieść Pawła Potoroczyna<text:s/><text:span text:style-name="T8">Ludzka rzecz</text:span>. Był to debiut późny i na tyle<text:s/>udany, że książkę nominowano do nagrody literackiej<text:s/><text:span text:style-name="T9">Gdynia 2013</text:span>.<text:s/><text:span text:style-name="T10">Nagrody co prawda autor nie zdobył, ale jest to książka, po którą zdecydowanie warto sięgnąć</text:span><text:s/>styl.. Ponieważ nic, co ludzkie, nie jest mi obojętne,<text:s/><text:span text:style-name="T11">mnie osobiście</text:span><text:s/>do przeczytania zachęcił tytuł –<text:s/>nie omieszkałam zajrzeć do powieści, po której spodziewałam się doświadczenia bliskiego spotkania z samą sobą. <text:s text:c="3"/></text:p>
      <text:p text:style-name="P12"><text:tab/>I w rzeczy samej,<text:s/><text:span text:style-name="T13">Ludzka rzecz</text:span><text:span text:style-name="T14"><text:s/>jest o ludziach rzeczą</text:span><text:s/>szyk. O ludziach tak bardzo ludzkich w swoich słabościach, że aż nie poddających się ocenie. O ludziach z krwi i kości,<text:s/><text:span text:style-name="T15">których biologiczna sfera</text:span><text:s/>niejasne<text:s/>jest na tyle dominująca, że wydaje się przyćmiewać tę sferę, o której myślimy jako duchowej.</text:p>
      <text:p text:style-name="P16"><text:tab/>Bohaterowie<text:s/>powieści<text:s/>to mieszkańcy bliżej nieokreślonej wsi Piórkowo. Akcja obejmuje okres II wojny światowej, ale<text:s/>liczne retrospekcje sięgają daleko wstecz. Życie bohaterów zahacza o ważne historyczne wydarzenia.<text:s/><text:span text:style-name="T17">W zasadzie dla uściślenia</text:span><text:s/>styl.<text:s/>– akcja właściwa obejmuje jeden dzień – zaczyna i kończy się śmiercią jednego z bohaterów. Można powiedzieć, że ta śmierć jest<text:s/><text:span text:style-name="T18">pret</text:span><text:span text:style-name="T19">ekstem</text:span><text:s/>do stopniowego odsłaniania epizodów z życia bohaterów i<text:s/><text:span text:style-name="T20">pretekstem</text:span><text:s/>do filozoficznych komentarzy narratora.<text:s/><text:span text:style-name="T21">Tak, bowiem dzieło</text:span><text:s/>patetyczne!<text:s/>jest nasycone (nie przesycone!) filozoficzną refleksją nad ludzkim losem, życiem, umieraniem, miłością i nad tym wszystkim,<text:s/>co wydaje się najbardziej przynależne<text:s/><text:span text:style-name="T22">ludzkiemu gatunkowi</text:span><text:s/>szyk. Ta przynależność jest dla narratora wspólnym mianownikiem wszystkiego, co bohaterów spotyka,<text:s/><text:span text:style-name="T23">dotyka, co czują</text:span><text:s/>styl.. I ci szlachetni<text:s/>int.<text:s/>i ci mali są<text:s/><text:span text:style-name="T24">prowadzeni tylko tym, co w nich ludzkie</text:span><text:s/>styl.. A ludzki jest strach i zazdrość<text:s/>int.<text:s/>i pycha i tęsknota i naiwność i grzech. To, co w nich małe i podłe, wydarza się, bo jest po prostu ludzkie, a jeśli<text:s/><text:span text:style-name="T25">ktoś z nich</text:span><text:s/>ze zdania nie wynika, o kogo chodzi<text:s/>postąpi szlachetnie, to dzieje się tak nie dzięki jego szlachetności, ale<text:s/><text:span text:style-name="T26">pomimo</text:span><text:s/>tego, co w nim ludzkie.<text:s/><text:span text:style-name="T27">W doda</text:span><text:span text:style-name="T28">tku narrator przedstawia to w taki sposób</text:span><text:s/>niejasne, że<text:s/><text:span text:style-name="T29">czytelnik</text:span><text:s/>nie od razu orientuje się,<text:s/>czy<text:s/><text:span text:style-name="T30">ma do czynienia</text:span><text:s/>z czynem szlachetnym, czy też, że<text:s/><text:span text:style-name="T31">ma do czynienia</text:span><text:s/>z grzechem i podłością.<text:s/><text:span text:style-name="T32">Czytelnik</text:span><text:s/>zostaje<text:s/><text:span text:style-name="T33">zmanipulowany w swoim odbiorze postaci</text:span><text:s/>styl.. „Strach ludzka rzecz,<text:s/>a księża robota chować umarłych”<text:span text:style-name="Odwołanieprzypisudolnego"><text:note text:note-class="footnote" text:id="_ftn0"><text:note-citation>1</text:note-citation><text:note-body><text:p text:style-name="Footnote">Potoroczyn P., Ludzka rzecz, Warszawa 2013, s. 10.</text:p></text:note-body></text:note></text:span>, to cały komentarz do faktu, że piórkowski proboszcz decyduje się pochować zabitego partyzanta, pomimo<text:s/><text:span text:style-name="T34">grożącej za to jemu i<text:s/></text:span><text:soft-page-break/><text:span text:style-name="T35">innym mieszkańcom śmierci ze strony faszystow</text:span><text:span text:style-name="T36">skiego okupanta</text:span><text:s/>szyk. I miłość<text:s/>proszę poprawić interpunkcję w całej pracy<text:s/>i zbrodnia są tu czymś zwyczajnym. Narrator nie ocenia swoich bohaterów.</text:p>
      <text:p text:style-name="P37"><text:tab/>Kim właściwie jest ten narrator? To intrygująca, bo niejednoznaczna postać (instancja?). Nie dość, że manipuluje czytelnikiem, wprowadzając go w świat, gdzie nie ma dobrych i złych, są tylko ludzie, i to ludzcy, to w dodatku<text:s/><text:span text:style-name="T38">trudno powiedzieć z pewnością coś o nim samym</text:span><text:s/>sens?. Niby zna bohaterów, niby mówi prostym językiem<text:span text:style-name="T39">, jak prawdopodobnie oni</text:span><text:s/>niejasne, a jednak zdaje się widzieć więcej,<text:s/><text:span text:style-name="T40">ponad powierzchnię zachowań</text:span><text:s/>styl.<text:s/>i mowy. Nie szuka głębi w postaciach, a jednak ją pokazuje, jakby mimowolnie, od niechcenia. I choć styl powieści jest potoczny, bliski językowi bohaterów, to metafory i porównania, których często używa narrator<text:s/>int.<text:s/>to nierzadko słowny majstersztyk i czysta poezja. „Dolna granica prawdy i górna granica niedomówień spotykają się w dyskretnej równowadze niedomówień”<text:span text:style-name="Odwołanieprzypisudolnego"><text:note text:note-class="footnote" text:id="_ftn1"><text:note-citation>2</text:note-citation><text:note-body><text:p text:style-name="Footnote">Tamże, s. 186.</text:p></text:note-body></text:note></text:span>, gdy młoda Ania wyjaśnia, czy raczej przemilcza swoje pochodzenie w rozmowie z zakonnicami, w których sierocińcu ma się zatrzymać. „Taka ilość życia może wysypać się przez takie małe dziurki” – o zmarłym w wyniku postrzału partyzantowi<text:span text:style-name="Odwołanieprzypisudolnego"><text:note text:note-class="footnote" text:id="_ftn2"><text:note-citation>3</text:note-citation><text:note-body><text:p text:style-name="Footnote">Tamże, s. 11.</text:p></text:note-body></text:note></text:span>. Język odzwierciedla tę ludzką rzecz – rzecz, czyli, zgodnie z etymologią tego słowa<text:s/>którego słowa?, może właśnie mowę – ludzką mowę, czasem banalną, czasem zachwycającą.</text:p>
      <text:p text:style-name="P41"><text:tab/>Wspomniałam już o biologicznej naturze bohaterów. Czasem denerwuje, że kobiety<text:s/><text:span text:style-name="T42">zdają się być</text:span><text:s/>w powieści ukazane jako zafiksowane na mężczyzn, opanowane przez własną cielesność i pożądanie, przy tym jednak jest w nich (przynajmniej niektórych)<text:s/>pewien<text:s/>cień melancholii. Chciałoby się powiedzieć, że ta melancholia jednak przegrywa, ale w rzeczywistości nie ma tu żadnej walki. Nic, co ludzkie<text:s/>int.<text:s/><text:span text:style-name="T43">nie przeczy sobie nawzajem</text:span><text:s/>niejasne<text:s/>i nie podlega ocenie. Narrator nie ocenia<text:s/><text:span text:style-name="T44">bohaterów</text:span>, nie wyśmiewa się z ich<text:s/>zachowań, które ktoś inny łatwo by wyszydził. On jednak zdaje się rozumieć<text:s/><text:span text:style-name="T45">bohaterów</text:span>, widzi w nich po prostu ludzi, tym<text:s/>czym?<text:s/>tłumaczy wszystkie ich słabości. Jest przy tym filozofem.<text:s/><text:span text:style-name="T46">Momentami rozważania narratora</text:span><text:s/>styl.<text:s/>o życiu<text:s/><text:span text:style-name="T47">wysuwają się na plan pierwszy przed akc</text:span><text:span text:style-name="T48">ję powieści</text:span><text:s/>styl.. Nie dziwi jednak to<text:s/><text:span text:style-name="T49">zatrzymanie nad ludzkim losem</text:span><text:s/>niejasne, gdyż sama akcja<text:s/><text:span text:style-name="T50">zdaje się być</text:span><text:s/>osnuta wokół najbardziej ludzkich, najbardziej spektakularnych, a przecież wciąż jeszcze nie banalnych tematów, jak miłość i śmierć – Eros i Tanatos. Najpiękniejsze wydają się te momenty, gdy przez cielesność, seksualność bohaterów przedziera się prawdziwa miłość. To jak przebłyski czegoś nadludzkiego. Wanda, ukazana głównie przez pryzmat pożądania i seksu, kocha przecież piękną miłością. A jej banalne wyznanie „czekałam na ciebie całe życie”<text:span text:style-name="Odwołanieprzypisudolnego"><text:note text:note-class="footnote" text:id="_ftn3"><text:note-citation>4</text:note-citation><text:note-body><text:p text:style-name="Footnote">Tamże, s. 259.</text:p></text:note-body></text:note></text:span><text:s/><text:span text:style-name="T51">porywa czytelnika za serce</text:span><text:s/>fraz.. Czy któryś z czytelników, czytając fragmenty o tęsknocie Wandy za Smyczkiem, pamięta o tym, że ma do czynienia z morderczynią? Bo przecież Wanda pomogła odejść z tego świata swojemu<text:s/>przykutemu do łóżka mężowi,<text:s/><text:span text:style-name="T52">i to z miłości, jak sądziła</text:span><text:s/>szyk,<text:s/><text:soft-page-break/>styl.<text:s/><text:span text:style-name="T53">I porywają za serce refleksje narratora</text:span><text:s/>szyk, fraz.<text:s/>na temat miłości, tęsknoty i życia w ogóle, bo nagle czytelnik rozumie, że ten tak ludzki, cielesny, czasem aż obolały z pożądania bohater naprawdę kocha, naprawdę tęskni i cierpi. Piękne i uderzające<text:s/>przebiegłą trafnością<text:s/><text:span text:style-name="T54">są</text:span><text:s/>również refleksje na temat śmierci.</text:p>
      <text:p text:style-name="P55"><text:tab/><text:span text:style-name="T56">Są</text:span><text:s/>jednak i w Piórkowie postaci mniej ludzkie<text:s/>– Czynasty, zdolny do tego,<text:s/><text:span text:style-name="T57">by swoją żonę pobić na śmierć</text:span><text:s/>szyk.<text:s/><text:span text:style-name="T58">I nie ma dla niego narrator usp</text:span><text:span text:style-name="T59">rawiedliwienia</text:span><text:s/>szyk, a czytelnik<text:s/><text:span text:style-name="T60">nie ma</text:span><text:s/>patrz: poprzednie zdanie<text:s/>nic przeciwko, by piórkowscy partyzanci sami wymierzyli sprawiedliwość bestii, „ustanawiając przykład dla całej okolicy, że partyzantka nie żartuje, że nawet jeśli faszystowskiego okupanta mało co obchodzi, to jednak jakiś porządek musi być i jakaś sprawiedliwość również też<text:span text:style-name="Odwołanieprzypisudolnego"><text:note text:note-class="footnote" text:id="_ftn4"><text:note-citation>5</text:note-citation><text:note-body><text:p text:style-name="Footnote">Tamże, s. 131.</text:p></text:note-body></text:note></text:span>”. Wieś w czasie wojny, i nie tylko, rządzi się swoimi niepisanymi prawami,<text:s/><office:annotation office:name="0"><dc:creator>Emilia Kledzik</dc:creator><dc:date>2015-01-04T19:13:00</dc:date><text:p text:style-name="Tekstkomentarza">„wtórować prawom?”</text:p></office:annotation>którym czytelnik czasem wtóruje<text:span text:style-name="Odwołaniedokomentarza"><office:annotation-end office:name="0"/></text:span>, bo ten świat jest prostszy, a ludzie bardziej bezpośredni.</text:p>
      <text:p text:style-name="P61"/>
      <text:p text:style-name="P62"><text:span text:style-name="T63">Wojna to<text:s/></text:span><text:span text:style-name="T64">wojna, a wieś to wieś i także swoje prawa ma. Nikt tu nie ma czasu, żeby długo urazy chować, mieć muchy w nosie albo mieć za złe. Rachunki wraz się wyrównuje, a sprawiedliwość własnoręcznie wymierza, bo i na co tu czekać. […] Zupełnie jak na wojnie. […] Ni</text:span><text:span text:style-name="T65">e ma tylko osobnych cmentarzy dla zwycięzców i zwyciężonych, ale poza tym wojna na wsi to nic nowego. Wieś to jest wojna</text:span><text:span text:style-name="T66"><text:note text:note-class="footnote" text:id="_ftn5"><text:note-citation>6</text:note-citation><text:note-body><text:p text:style-name="Footnote">Tamże, s. 216.</text:p></text:note-body></text:note></text:span><text:span text:style-name="T67">.</text:span></text:p>
      <text:p text:style-name="P68"/>
      <text:p text:style-name="P69"><text:span text:style-name="T70">I</text:span><text:s/>każdy mieszkaniec ma swą mądrość i swoje prawa, którymi może się rządzić.<text:s/><text:span text:style-name="T71">I</text:span><text:s/>tak np. woźnica karawanów, Kazimierz, nie wozi samobójców. „Odmawiał i dlatego, że samobójstwo, jak każdy samosąd, ma w sobie coś z zemsty, a zemsta nigdy sprawiedliwa nie jest, bo zamiast wagi i przewiązanych oczu dzierży odbezpieczony pistolet i patrzy błędnym, przekrwionym wzrokiem<text:span text:style-name="Odwołanieprzypisudolnego"><text:note text:note-class="footnote" text:id="_ftn6"><text:note-citation>7</text:note-citation><text:note-body><text:p text:style-name="Footnote">Tamże, s. 167.</text:p></text:note-body></text:note></text:span>”. Ale mimo że wieś i jej mieszkańcy rządzą się swoimi prawami, to nawet i tam podczas wojny<text:s/>prawo<text:s/>czasem staje<text:s/>na głowie. Haham, Żyd, ojciec rodziny, wstępuje do partyzantki, szukając<text:s/><text:span text:style-name="T72">rychłęj</text:span><text:s/>śmierci, bo nie chce przeżyć swoich dzieci,<text:s/><text:span text:style-name="T73">z któr</text:span><text:span text:style-name="T74">ych</text:span><text:s/>większość czeka obóz koncentracyjny,<text:s/><text:span text:style-name="T75">o którym</text:span><text:s/>słyszał jedynie, że nikt stamtąd nie wraca. „Szanse Hahama, że nie przeżyje własnych dzieci, rosły z dnia na dzień, a tylko to go obchodziło. Może i nie był najlepszym ojcem, ale przynajmniej umiał liczyć”<text:span text:style-name="Odwołanieprzypisudolnego"><text:note text:note-class="footnote" text:id="_ftn7"><text:note-citation>8</text:note-citation><text:note-body><text:p text:style-name="Footnote">Tamże, s. 123.</text:p></text:note-body></text:note></text:span>.</text:p>
      <text:p text:style-name="P76"><text:tab/>Przykład Czynastego potwierdza, że jednak podział na dobro i zło jest zachowany nawet w piórkowskim świecie. Wprawdzie brak tu postaci jednoznacznie dobrych,<text:s/><text:span text:style-name="T77">ale nie każda osoba jest jednak przez narratora usprawiedliwiona.</text:span><text:s/>Styl.<text:s/><text:span text:style-name="T78">Czynasty nie</text:span><text:span text:style-name="T79"><text:s/>jest,</text:span>??<text:s/>a wydaje się, że to dlatego, iż jego zachowanie po prostu nie jest ludzkie.<text:s/><text:span text:style-name="T80">I dlatego nieludzko zostaje zgładzony</text:span><text:s/>szyk, jako zagrożenie dla innych. Mamy więc zło wcielone, a gdzie jest Bóg? O Bogu narrator mówi niewiele,<text:s/><text:soft-page-break/>ale wydaje się dokładnie rozgraniczać kompetencje boskie i ludzkie. Tak, jakby Bóg nie przynależał do rzeczywistości ludzkiej, bo nie jest ludzki.</text:p>
      <text:p text:style-name="P81"><text:tab/>Wróćmy do pytania o narratora,<text:s/><text:span text:style-name="T82">bo jest to postać w powieści bardzo intrygująca</text:span><text:s/>szyk. Czy to wiejski filozof snujący swoje opowiadanie przy gorzałce? Czy jest to ktoś o wiele bardziej świadomy swojej roli tworzenia sztuki? Wydaje się, że to drugie, a świadczą o tym liczne komentarze odnoszące się do literatury. Jest to<text:s/>w poprzednim zdaniu podmiotem, o którym mowa, jest narrator<text:s/>dzieło autoteliczne, bo narrator nierzadko odrywa się od swojej opowieści, by odnieść się do samego utworu.</text:p>
      <text:p text:style-name="P83"/>
      <text:p text:style-name="P84"><text:span text:style-name="T85">„Literatura ludzka rzecz, od trzech grzechów bierze swój początek: pychy, chciwości i rozwiązłości, choć niektórzy co bardziej wyrozumiali filozofowie widzą w nich tylko strach, głód i pożądanie. Też ludzkie rzeczy. Jakkolwiek<text:s/></text:span><text:span text:style-name="T86">to zwą, literatura na obu końcach procesu nie jest możliwa bez grzechu, choćby niewielkiego. Nie da się pisać bez grzechu, bo nie bardzo jest o czym, a i czytać też nie za bardzo, bo upadek jest zawsze ciekawszy niż poczciwość cnoty”</text:span><text:span text:style-name="T87"><text:note text:note-class="footnote" text:id="_ftn8"><text:note-citation>9</text:note-citation><text:note-body><text:p text:style-name="Footnote">Tamże, s. 89.</text:p></text:note-body></text:note></text:span><text:span text:style-name="T88">.</text:span></text:p>
      <text:p text:style-name="P89"/>
      <text:p text:style-name="P90"><text:tab/>I jakby usprawiedliwiając to, że opowieść jest tak nasycona cielesnymi żądzami bohaterów, narrator mówi: „znaczna część sztuki […] wiedzie się raczej z lędźwi niż z serca”<text:span text:style-name="Odwołanieprzypisudolnego"><text:note text:note-class="footnote" text:id="_ftn9"><text:note-citation>10</text:note-citation><text:note-body><text:p text:style-name="Footnote">Tamże, s. 221.</text:p></text:note-body></text:note></text:span>. Wspomina również tajemniczo, że „rządzi, kto zna całą opowieść i zakończenie”<text:span text:style-name="Odwołanieprzypisudolnego"><text:note text:note-class="footnote" text:id="_ftn10"><text:note-citation>11</text:note-citation><text:note-body><text:p text:style-name="Footnote">Tamże, s. 190.</text:p></text:note-body></text:note></text:span>. Narrator? Czy może autor? A może obydwaj razem?<text:s/><text:span text:style-name="T91">Choć dla niektórych</text:span><text:s/>czyli?<text:s/>tym, który zna całą opowieść i zakończenie, jest Bóg, jedyna wszechwiedząca istota, znająca początek i koniec każdego ludzkiego życia.<text:s/><text:span text:style-name="T92">Bo</text:span><text:s/>ten narrator/autor chyba nie zna jednak całej historii – kto zabił Smyczka, którego pogrzeb stał się pretekstem dla całej opowieści?<text:s/><text:span text:style-name="T93">Może nie ma to tutaj większego znaczenia</text:span><text:s/>styl., ale jednak narrator/autor nie dzieli się tą wiedzą z czytelnikiem, bo może jednak sam nie wie.<text:s/><text:span text:style-name="T94">Może jedn</text:span><text:span text:style-name="T95">ak pisarz nie zna całej historii, może nie rządzi.</text:span><text:s/>Styl.</text:p>
      <text:p text:style-name="P96"><text:tab/>Warto sięgnąć po powieść Potoroczyna dla<text:s/><text:span text:style-name="T97">jego</text:span><text:s/>podmiot - powieść<text:s/>znakomitego wyczucia ważnych ludzkich spraw, dla języka, którym zdaje się bawić<text:s/>int.<text:s/>i głębokich mądrości, które ubiera w proste słowa, a może też po to, by się z<text:s/>nim czasem nie zgodzić, by polemizować z jego wizją ludzkich spraw.</text:p>
      <text:p text:style-name="P98">Na zachętę przytoczę jedną z tych refleksji, która zapadła mi w pamięci:</text:p>
      <text:p text:style-name="P99"/>
      <text:p text:style-name="P100"><text:span text:style-name="T101">„Życie to jest podróż w przesiadki obfita. Czasem, gdy wysiadasz z wagonu, twój następny pociąg już stoi na<text:s/></text:span><text:span text:style-name="T102">peronie obok, uprzejmie przez los podstawiony. Ledwo zdążyłeś. Innym razem czekasz, czekasz, czekasz, a twój pociąg nie nadjeżdża. I tracisz cierpliwość, tracisz wiarę, że twój pociąg kiedykolwiek nadciągnie, i myślisz, że już po wszystkim, że spóźniłeś si</text:span><text:span text:style-name="T103">ę na<text:s/></text:span><text:soft-page-break/><text:span text:style-name="T104">przesiadkę, i bierze w górę wściekłość i zwątpienie, i już po tobie”</text:span><text:span text:style-name="T105"><text:note text:note-class="footnote" text:id="_ftn11"><text:note-citation>12</text:note-citation><text:note-body><text:p text:style-name="Footnote">Tamże, s. 90.</text:p></text:note-body></text:note></text:span><text:span text:style-name="T106">.</text:span></text:p>
      <text:p text:style-name="P107"/>
      <text:p text:style-name="P108">Pani Moniko, mam wrażenie, że pisała Pani tę recenzję w pośpiechu. Brakuje tu szkieletu: streszczenia, wyrazistej oceny. Jest sporo błędów językowych, w szczególności w szyku zdań i w interpunkcji. Proszę o poprawę.<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Odwołanieprzypisudolnego" style:display-name="Odwołanie przypisu dolnego" style:family="text" style:parent-style-name="Domyślnaczcionkaakapitu">
      <style:text-properties style:text-position="super 66.6%"/>
    </style:style>
    <style:style style:name="Odwołaniedokomentarza" style:display-name="Odwołanie do komentarza" style:family="text" style:parent-style-name="Domyślnaczcionkaakapitu">
      <style:text-properties fo:font-size="8pt" style:font-size-asian="8pt" style:font-size-complex="8pt"/>
    </style:style>
    <style:style style:name="Tekstkomentarza" style:display-name="Tekst komentarza" style:family="paragraph" style:parent-style-name="Normalny">
      <style:text-properties fo:font-size="10pt" style:font-size-asian="10pt" style:font-size-complex="9pt" fo:hyphenate="false"/>
    </style:style>
    <style:style style:name="TekstkomentarzaZnak" style:display-name="Tekst komentarza Znak" style:family="text" style:parent-style-name="Domyślnaczcionkaakapitu">
      <style:text-properties fo:font-size="10pt" style:font-size-asian="10pt" style:font-size-complex="9pt"/>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fo:font-weight="bold" style:font-weight-asian="bold" style:font-weight-complex="bold" fo:font-size="10pt" style:font-size-asian="10pt" style:font-size-complex="9pt"/>
    </style:style>
    <style:style style:name="Tekstdymka" style:display-name="Tekst dymka" style:family="paragraph" style:parent-style-name="Normalny">
      <style:text-properties style:font-name="Segoe UI" fo:font-size="9pt" style:font-size-asian="9pt" style:font-size-complex="8pt" fo:hyphenate="false"/>
    </style:style>
    <style:style style:name="TekstdymkaZnak" style:display-name="Tekst dymka Znak" style:family="text" style:parent-style-name="Domyślnaczcionkaakapitu">
      <style:text-properties style:font-name="Segoe UI" fo:font-size="9pt" style:font-size-asian="9pt" style:font-size-complex="8pt"/>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nika Nowak</meta:initial-creator>
    <dc:creator>Emilia Kledzik</dc:creator>
    <meta:creation-date>2015-01-04T18:22:00Z</meta:creation-date>
    <dc:date>2015-01-04T18:22:00Z</dc:date>
    <meta:template xlink:href="Normal" xlink:type="simple"/>
    <meta:editing-cycles>2</meta:editing-cycles>
    <meta:editing-duration>PT0S</meta:editing-duration>
    <meta:document-statistic meta:page-count="5" meta:paragraph-count="22" meta:word-count="1600" meta:character-count="11183" meta:row-count="80" meta:non-whitespace-character-count="9605"/>
  </office:meta>
</office:document-meta>
</file>